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07C3FD898E862539D9.png" manifest:media-type="image/png"/>
  <manifest:file-entry manifest:full-path="Pictures/10000000000004B2000001FD443FFEA186174C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6.867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783cm" fo:min-width="7.128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545cm" fo:min-width="7.12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3.466cm" svg:x="1.345cm" svg:y="3.429cm">
          <draw:image xlink:href="Pictures/10000000000004B2000001FD443FFEA186174C6F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8.388cm" svg:y="1.678cm">
          <text:p text:style-name="P2">Open</text:p>
          <text:p text:style-name="P2">Publish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7.366cm" svg:height="2.286cm" svg:x="10.668cm" svg:y="15.367cm">
          <text:p text:style-name="P2">Publishing Services</text:p>
          <draw:enhanced-geometry svg:viewBox="0 0 21600 21600" draw:glue-points="10800 0 0 10800 10800 21600 21600 10800 ?f40 ?f41" draw:text-areas="0 0 21600 21600" draw:type="rectangular-callout" draw:modifiers="12871.4537803719 -13581.460428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1.802cm" svg:height="13.466cm" svg:x="1.472cm" svg:y="21.713cm">
          <draw:image xlink:href="Pictures/10000000000004B2000001FD443FFEA186174C6F.png" xlink:type="simple" xlink:show="embed" xlink:actuate="onLoad">
            <text:p/>
          </draw:image>
        </draw:frame>
        <draw:custom-shape draw:style-name="gr3" draw:text-style-name="P3" draw:layer="layout" svg:width="7.366cm" svg:height="2.286cm" svg:x="17.907cm" svg:y="29.972cm">
          <text:p text:style-name="P2">Select ScienceBase</text:p>
          <text:p text:style-name="P2">Publishing</text:p>
          <draw:enhanced-geometry svg:viewBox="0 0 21600 21600" draw:glue-points="10800 0 0 10800 10800 21600 21600 10800 ?f40 ?f41" draw:text-areas="0 0 21600 21600" draw:type="rectangular-callout" draw:modifiers="12871.4537803719 -13581.460428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4" draw:text-style-name="P2" draw:layer="layout" svg:width="31.802cm" svg:height="13.731cm" svg:x="1.054cm" svg:y="2.422cm">
          <draw:image xlink:href="Pictures/10000000000004B200000207C3FD898E862539D9.png" xlink:type="simple" xlink:show="embed" xlink:actuate="onLoad">
            <text:p/>
          </draw:image>
        </draw:frame>
        <draw:custom-shape draw:style-name="gr5" draw:text-style-name="P3" draw:layer="layout" svg:width="5.969cm" svg:height="2.032cm" svg:x="22.979cm" svg:y="3.988cm">
          <text:p text:style-name="P2">Login</text:p>
          <draw:enhanced-geometry svg:viewBox="0 0 21600 21600" draw:glue-points="10800 0 0 10800 10800 21600 21600 10800 ?f40 ?f41" draw:text-areas="0 0 21600 21600" draw:type="rectangular-callout" draw:modifiers="19468.9447236181 46865.5189375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7.628cm" svg:height="2.032cm" svg:x="6.723cm" svg:y="16.307cm">
          <text:p text:style-name="P2">Publishing Outline</text:p>
          <draw:enhanced-geometry svg:viewBox="0 0 21600 21600" draw:glue-points="10800 0 0 10800 10800 21600 21600 10800 ?f40 ?f41" draw:text-areas="0 0 21600 21600" draw:type="rectangular-callout" draw:modifiers="13997.9551710578 -14980.81652729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7.62cm" svg:height="2.794cm" svg:x="11.93cm" svg:y="3.861cm">
          <text:p text:style-name="P2">Default</text:p>
          <text:p text:style-name="P2">Parent Identifier</text:p>
          <text:p text:style-name="P2">From Settings</text:p>
          <draw:enhanced-geometry svg:viewBox="0 0 21600 21600" draw:glue-points="10800 0 0 10800 10800 21600 21600 10800 ?f40 ?f41" draw:text-areas="0 0 21600 21600" draw:type="rectangular-callout" draw:modifiers="18224.3800026243 36275.635062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30T13:12:21.038025674</dc:date>
    <meta:editing-duration>P1DT4H42M24S</meta:editing-duration>
    <meta:editing-cycles>54</meta:editing-cycles>
    <meta:generator>LibreOffice/6.0.7.3$Linux_X86_64 LibreOffice_project/00m0$Build-3</meta:generator>
    <meta:document-statistic meta:object-count="9"/>
  </office:meta>
</office:document-meta>
</file>